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2000001292A318CB7787EDA56.jpg" manifest:media-type="image/jpeg"/>
  <manifest:file-entry manifest:full-path="Pictures/100000010000000A0000000A84ADB776AB977FF1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 Typewriter" svg:font-family="'Lucida Sans Typewriter'" style:font-adornments="Normal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Standard">
      <style:table-properties style:width="16.48cm" fo:margin-left="0.019cm" fo:margin-right="0.002cm" fo:margin-top="0cm" fo:margin-bottom="0cm" style:page-number="auto" table:align="margins"/>
    </style:style>
    <style:style style:name="Taula1.A" style:family="table-column">
      <style:table-column-properties style:column-width="2.997cm" style:rel-column-width="11917*"/>
    </style:style>
    <style:style style:name="Taula1.B" style:family="table-column">
      <style:table-column-properties style:column-width="13.483cm" style:rel-column-width="53618*"/>
    </style:style>
    <style:style style:name="Taula1.1" style:family="table-row">
      <style:table-row-properties style:min-row-height="0.767cm"/>
    </style:style>
    <style:style style:name="Taula1.A1" style:family="table-cell">
      <style:table-cell-properties style:vertical-align="middle" fo:background-color="#999999" fo:padding="0.049cm" fo:border-left="1pt solid #808080" fo:border-right="none" fo:border-top="1pt solid #808080" fo:border-bottom="1pt solid #808080">
        <style:background-image/>
      </style:table-cell-properties>
    </style:style>
    <style:style style:name="Taula1.B1" style:family="table-cell">
      <style:table-cell-properties style:vertical-align="middle" fo:background-color="#999999" fo:padding="0.049cm" fo:border="1pt solid #808080">
        <style:background-image/>
      </style:table-cell-properties>
    </style:style>
    <style:style style:name="Taula1.A2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ula1.A3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style:contextual-spacing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2" style:family="paragraph" style:parent-style-name="Standard">
      <loext:graphic-properties draw:fill="solid" draw:fill-color="#000000" draw:opacity="100%"/>
      <style:paragraph-properties style:line-height-at-least="0cm" fo:text-align="center" style:justify-single-word="false" fo:background-color="#000000" fo:padding="0.049cm" fo:border="0.06pt solid #000000" style:shadow="none"/>
      <style:text-properties fo:color="#ffffff" loext:opacity="100%"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line-height-at-least="0cm" fo:text-align="center" style:justify-single-word="false"/>
      <style:text-properties style:font-name="Verdana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808080" loext:opacity="100%"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9" style:family="paragraph" style:parent-style-name="aCosDeText" style:list-style-name="aNumeracioEnunciats">
      <style:paragraph-properties fo:text-align="justify" style:justify-single-word="false"/>
      <style:text-properties style:font-name="Arial" fo:font-size="11pt" officeooo:paragraph-rsid="00143523" style:font-size-asian="11pt" style:font-size-complex="11pt"/>
    </style:style>
    <style:style style:name="P10" style:family="paragraph" style:parent-style-name="aEncapçalament1" style:list-style-name="aNumeracioEnunciats">
      <style:text-properties officeooo:paragraph-rsid="00143523"/>
    </style:style>
    <style:style style:name="P11" style:family="paragraph" style:parent-style-name="aEncapçalament1" style:list-style-name="aNumeracioEnunciats">
      <style:text-properties fo:language="ca" fo:country="ES" officeooo:paragraph-rsid="00143523"/>
    </style:style>
    <style:style style:name="P12" style:family="paragraph" style:parent-style-name="aEnunciat" style:list-style-name="aNumeracioEnunciats">
      <style:paragraph-properties fo:margin-left="0cm" fo:margin-right="0cm" fo:text-indent="0cm" style:auto-text-indent="false"/>
      <style:text-properties fo:color="#800000" loext:opacity="100%" fo:font-weight="bold" style:font-weight-asian="bold" style:font-weight-complex="bold"/>
    </style:style>
    <style:style style:name="P13" style:family="paragraph" style:parent-style-name="aEnunciat" style:list-style-name="aNumeracioEnunciats">
      <style:paragraph-properties fo:text-align="justify" style:justify-single-word="false"/>
      <style:text-properties fo:color="#ff0000" loext:opacity="100%" fo:font-size="3pt" fo:language="ca" fo:country="ES" style:text-underline-style="solid" style:text-underline-width="auto" style:text-underline-color="font-color" fo:font-weight="bold" officeooo:paragraph-rsid="00143523" style:font-size-asian="2.59999990463257pt" style:font-weight-asian="bold" style:font-size-complex="3pt" style:font-weight-complex="bold"/>
    </style:style>
    <style:style style:name="P14" style:family="paragraph" style:parent-style-name="aEnunciat" style:list-style-name="aNumeracioEnunciats">
      <style:paragraph-properties fo:text-align="justify" style:justify-single-word="false"/>
      <style:text-properties fo:color="#ff0000" loext:opacity="100%" style:font-name="Arial" officeooo:paragraph-rsid="00345134"/>
    </style:style>
    <style:style style:name="P15" style:family="paragraph" style:parent-style-name="aEnunciat" style:list-style-name="aNumeracioEnunciats">
      <style:paragraph-properties fo:text-align="justify" style:justify-single-word="false"/>
      <style:text-properties fo:color="#ff0000" loext:opacity="100%" style:font-name="Arial" officeooo:rsid="0032299f" officeooo:paragraph-rsid="00345134"/>
    </style:style>
    <style:style style:name="P16" style:family="paragraph" style:parent-style-name="aEnunciat" style:list-style-name="aNumeracioEnunciats">
      <style:paragraph-properties fo:text-align="justify" style:justify-single-word="false"/>
      <style:text-properties style:font-name="Arial" fo:font-size="11pt" officeooo:paragraph-rsid="00319558" style:font-size-asian="11pt" style:font-size-complex="11pt"/>
    </style:style>
    <style:style style:name="P17" style:family="paragraph" style:parent-style-name="aEnunciat" style:list-style-name="aNumeracioEnunciats">
      <style:paragraph-properties fo:text-align="justify" style:justify-single-word="false"/>
      <style:text-properties style:font-name="Arial" officeooo:paragraph-rsid="00319558"/>
    </style:style>
    <style:style style:name="P18" style:family="paragraph" style:parent-style-name="aEnunciat" style:list-style-name="aNumeracioEnunciats">
      <style:paragraph-properties fo:text-align="justify" style:justify-single-word="false"/>
      <style:text-properties style:font-name="Arial" officeooo:paragraph-rsid="00143523"/>
    </style:style>
    <style:style style:name="P19" style:family="paragraph" style:parent-style-name="aEnunciat" style:list-style-name="aNumeracioEnunciats">
      <style:paragraph-properties fo:text-align="justify" style:justify-single-word="false"/>
      <style:text-properties style:font-name="Arial" officeooo:rsid="00356ef6" officeooo:paragraph-rsid="00356ef6"/>
    </style:style>
    <style:style style:name="P20" style:family="paragraph" style:parent-style-name="aEnunciat" style:list-style-name="L1">
      <style:paragraph-properties fo:text-align="justify" style:justify-single-word="false"/>
      <style:text-properties officeooo:paragraph-rsid="00319558"/>
    </style:style>
    <style:style style:name="P21" style:family="paragraph">
      <style:paragraph-properties fo:text-align="center"/>
    </style:style>
    <style:style style:name="T1" style:family="text">
      <style:text-properties officeooo:rsid="003195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3523" style:font-weight-asian="bold" style:font-weight-complex="bold"/>
    </style:style>
    <style:style style:name="T4" style:family="text">
      <style:text-properties fo:font-weight="bold" officeooo:rsid="00211590" style:font-weight-asian="bold" style:font-weight-complex="bold"/>
    </style:style>
    <style:style style:name="T5" style:family="text">
      <style:text-properties fo:font-weight="bold" officeooo:rsid="00319558" style:font-weight-asian="bold" style:font-weight-complex="bold"/>
    </style:style>
    <style:style style:name="T6" style:family="text">
      <style:text-properties fo:font-weight="bold" officeooo:rsid="00326ceb" style:font-weight-asian="bold" style:font-weight-complex="bold"/>
    </style:style>
    <style:style style:name="T7" style:family="text">
      <style:text-properties fo:font-weight="bold" officeooo:rsid="00356ef6" style:font-weight-asian="bold" style:font-weight-complex="bold"/>
    </style:style>
    <style:style style:name="T8" style:family="text">
      <style:text-properties officeooo:rsid="000f703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a337c" style:font-style-asian="italic" style:font-style-complex="italic"/>
    </style:style>
    <style:style style:name="T11" style:family="text">
      <style:text-properties fo:font-style="italic" officeooo:rsid="00143523" style:font-style-asian="italic" style:font-style-complex="italic"/>
    </style:style>
    <style:style style:name="T12" style:family="text">
      <style:text-properties fo:font-style="italic" officeooo:rsid="002454c9" style:font-style-asian="italic" style:font-style-complex="italic"/>
    </style:style>
    <style:style style:name="T13" style:family="text">
      <style:text-properties fo:font-style="italic" officeooo:rsid="00264738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197360"/>
    </style:style>
    <style:style style:name="T16" style:family="text">
      <style:text-properties officeooo:rsid="001a337c"/>
    </style:style>
    <style:style style:name="T17" style:family="text">
      <style:text-properties officeooo:rsid="00143523"/>
    </style:style>
    <style:style style:name="T18" style:family="text">
      <style:text-properties fo:font-style="normal" officeooo:rsid="001ddf1e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211590"/>
    </style:style>
    <style:style style:name="T21" style:family="text">
      <style:text-properties officeooo:rsid="00264738"/>
    </style:style>
    <style:style style:name="T22" style:family="text">
      <style:text-properties fo:color="#000000" loext:opacity="100%" fo:font-weight="normal" officeooo:rsid="001ddf1e" style:font-weight-asian="bold" style:font-weight-complex="bold"/>
    </style:style>
    <style:style style:name="T23" style:family="text">
      <style:text-properties fo:color="#000000" loext:opacity="100%" fo:font-style="italic" fo:font-weight="normal" officeooo:rsid="001ddf1e" style:font-style-asian="italic" style:font-weight-asian="bold" style:font-style-complex="italic" style:font-weight-complex="bold"/>
    </style:style>
    <style:style style:name="T24" style:family="text">
      <style:text-properties fo:color="#000000" loext:opacity="100%" fo:font-style="italic" fo:font-weight="normal" officeooo:rsid="00319558" style:font-style-asian="italic" style:font-weight-asian="bold" style:font-style-complex="italic" style:font-weight-complex="bold"/>
    </style:style>
    <style:style style:name="T25" style:family="text">
      <style:text-properties fo:color="#000000" loext:opacity="100%" fo:font-style="normal" fo:font-weight="normal" officeooo:rsid="00143523" style:font-style-asian="normal" style:font-weight-asian="normal" style:font-style-complex="normal" style:font-weight-complex="normal"/>
    </style:style>
    <style:style style:name="T26" style:family="text">
      <style:text-properties fo:color="#000000" loext:opacity="100%" fo:font-style="normal" fo:font-weight="bold" officeooo:rsid="00319558" style:font-style-asian="normal" style:font-weight-asian="bold" style:font-style-complex="normal" style:font-weight-complex="bold"/>
    </style:style>
    <style:style style:name="T27" style:family="text">
      <style:text-properties fo:color="#000000" loext:opacity="100%" fo:font-style="normal" fo:font-weight="bold" officeooo:rsid="00326ceb" style:font-style-asian="normal" style:font-weight-asian="bold" style:font-style-complex="normal" style:font-weight-complex="bold"/>
    </style:style>
    <style:style style:name="T28" style:family="text">
      <style:text-properties officeooo:rsid="002fbf2b"/>
    </style:style>
    <style:style style:name="T29" style:family="text">
      <style:text-properties style:font-name="Arial" fo:font-size="11pt" style:font-size-asian="11pt" style:font-size-complex="11pt"/>
    </style:style>
    <style:style style:name="T30" style:family="text">
      <style:text-properties style:font-name="Arial" fo:font-size="11pt" fo:font-weight="bold" officeooo:rsid="00319558" style:font-size-asian="11pt" style:font-weight-asian="bold" style:font-size-complex="11pt" style:font-weight-complex="bold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officeooo:rsid="00143523" style:font-size-asian="11pt" style:font-size-complex="11pt"/>
    </style:style>
    <style:style style:name="T33" style:family="text">
      <style:text-properties fo:font-size="11pt" fo:font-style="italic" officeooo:rsid="001ddf1e" style:font-size-asian="11pt" style:font-style-asian="italic" style:font-size-complex="11pt" style:font-style-complex="italic"/>
    </style:style>
    <style:style style:name="T34" style:family="text">
      <style:text-properties fo:font-size="11pt" fo:font-style="normal" officeooo:rsid="001ddf1e" style:font-size-asian="11pt" style:font-style-asian="normal" style:font-size-complex="11pt" style:font-style-complex="normal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style:style style:name="T36" style:family="text">
      <style:text-properties fo:font-size="11pt" fo:font-weight="bold" officeooo:rsid="00319558" style:font-size-asian="11pt" style:font-weight-asian="bold" style:font-size-complex="11pt" style:font-weight-complex="bold"/>
    </style:style>
    <style:style style:name="T37" style:family="text">
      <style:text-properties fo:font-size="11pt" fo:font-weight="bold" officeooo:rsid="00143523" style:font-size-asian="11pt" style:font-weight-asian="bold" style:font-size-complex="11pt" style:font-weight-complex="bold"/>
    </style:style>
    <style:style style:name="T38" style:family="text">
      <style:text-properties fo:font-size="11pt" fo:font-weight="bold" officeooo:rsid="00326ceb" style:font-size-asian="11pt" style:font-weight-asian="bold" style:font-size-complex="11pt" style:font-weight-complex="bold"/>
    </style:style>
    <style:style style:name="T39" style:family="text">
      <style:text-properties fo:font-size="11pt" fo:font-weight="bold" officeooo:rsid="00356ef6" style:font-size-asian="11pt" style:font-weight-asian="bold" style:font-size-complex="11pt" style:font-weight-complex="bold"/>
    </style:style>
    <style:style style:name="T40" style:family="text">
      <style:text-properties style:text-position="super 58%" officeooo:rsid="00319558"/>
    </style:style>
    <style:style style:name="T41" style:family="text">
      <style:text-properties officeooo:rsid="00326ceb"/>
    </style:style>
    <style:style style:name="T42" style:family="text">
      <style:text-properties officeooo:rsid="0032a3d3"/>
    </style:style>
    <style:style style:name="T43" style:family="text">
      <style:text-properties fo:language="ca" fo:country="ES"/>
    </style:style>
    <style:style style:name="T44" style:family="text">
      <style:text-properties officeooo:rsid="00356ef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51pt solid #000000" style:shadow="#000000 0cm 0cm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24" text:anchor-type="page" text:anchor-page-number="1" svg:x="14.088cm" svg:y="0.72cm" draw:z-index="1">
        <draw:text-box fo:min-height="1.466cm" fo:min-width="3.828cm">
          <text:p text:style-name="P2">Unitat/Nucli-Activitat</text:p>
          <text:p text:style-name="P5">UF<text:span text:style-name="T21">2</text:span>/NF1-Pt<text:span text:style-name="T28">1</text:span></text:p>
        </draw:text-box>
      </draw:frame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3">CFGM SMX</text:p>
          </table:table-cell>
          <table:table-cell table:style-name="Taula1.B1" office:value-type="string">
            <text:p text:style-name="P4">PRÀCTICA</text:p>
          </table:table-cell>
        </table:table-row>
        <table:table-row>
          <table:table-cell table:style-name="Taula1.A2" table:number-columns-spanned="2" office:value-type="string">
            <text:p text:style-name="P6">Pt<text:span text:style-name="T28">1</text:span>: Instal·lació <text:span text:style-name="T20">d'un Servidor</text:span></text:p>
          </table:table-cell>
          <table:covered-table-cell/>
        </table:table-row>
        <table:table-row>
          <table:table-cell table:style-name="Taula1.A3" table:number-columns-spanned="2" office:value-type="string">
            <text:p text:style-name="P7"><text:span text:style-name="T2">M04</text:span> – SISTEMES OPERATIUS EN XARXA.</text:p>
            <text:p text:style-name="P7"><text:span text:style-name="T4">UF2</text:span> – Sistemes Operatius propietaris en xarxa.</text:p>
            <text:p text:style-name="P7"><text:span text:style-name="T2">NF1</text:span> – Instal·lació i configuració d<text:span text:style-name="T20">'un Servidor</text:span>.</text:p>
          </table:table-cell>
          <table:covered-table-cell/>
        </table:table-row>
      </table:table>
      <text:list text:style-name="aNumeracioEnunciats">
        <text:list-header>
          <text:p text:style-name="P12">NOM <text:s/>ALUMNE:</text:p>
          <text:h text:style-name="P10" text:outline-level="1"><draw:line text:anchor-type="paragraph" draw:z-index="2" draw:name="Forma1" draw:style-name="gr1" draw:text-style-name="P21" svg:x1="0.011cm" svg:y1="0.056cm" svg:x2="16.503cm" svg:y2="0.056cm"><text:p/></draw:line><text:span text:style-name="T43">Objectius generals de la pràctica.</text:span></text:h>
          <text:p text:style-name="P9">Els principals objectius de la pràctica són que l'alumnat sigui capaç de resoldre problemes plantejats amb independència i autonomia, tot desenvolupant competències <text:span text:style-name="T17">de cerca de informació, instal·lació</text:span> <text:span text:style-name="T15">i</text:span> <text:span text:style-name="T15">configuració del sistema operatiu (SO) mitjançant virtualitzacions (</text:span><text:span text:style-name="T10">.VDI --&gt; VirtualBox</text:span><text:span text:style-name="T16">)</text:span>. Els alumnes han de saber <text:span text:style-name="T17">crear,</text:span> instal·lar i configurar el <text:span text:style-name="T15">SO</text:span> <text:span text:style-name="T17">virtualitzat a partir d'una ISO d'</text:span><text:span text:style-name="T11">Ubuntu Server</text:span><text:span text:style-name="T18">.</text:span></text:p>
          <text:h text:style-name="P11" text:outline-level="1">Desenvolupament de la pràctica.</text:h>
          <text:p text:style-name="P13"/>
          <text:p text:style-name="P14"><text:span text:style-name="T14">* Atenció!</text:span> Quan es demana una cerca d'informació o investigació en <text:span text:style-name="T8">I</text:span>nternet es pretén que llegiu, treballeu i resumiu les conclusions amb les vostres paraules. No servirà el simple retall i pegar textos d'<text:span text:style-name="T8">I</text:span>nternet que no obtindrà cap valoració.</text:p>
          <text:p text:style-name="P15">En les preguntes de caliu pràctic, no es valoraran preguntes sense les adients captures de pantalla que permetin reproduir de manera senzilla els exercicis. </text:p>
          <text:p text:style-name="P18"><text:span text:style-name="T36"/></text:p>
        </text:list-header>
        <text:list-item>
          <text:p text:style-name="P16"><text:span text:style-name="T22">Crea una màquina virtual per la instal·lació d'un </text:span><text:span text:style-name="T23">Ubuntu Server (preferiblement la versió 20.04.</text:span><text:span text:style-name="T24">3</text:span><text:span text:style-name="T23"> LTS – Focal Fossa), </text:span><text:span text:style-name="T22">tot seguint els requeriments del fabricant. Fent servir la imatge ISO realitza tot el procés, creació de particions, formatat, etc. </text:span></text:p>
          <text:p text:style-name="P16">Fes la <text:span text:style-name="T2">documentació administrativa completa</text:span> d'aquesta instal·lació tot indicant els passos a seguir i les possibilitats de configuració bàsiques. Recolza la documentació amb captures de pantalla de la instal·lació. <text:span text:style-name="T5">(</text:span><text:span text:style-name="T7">3,5</text:span><text:span text:style-name="T5"> punts)</text:span></text:p>
        </text:list-item>
        <text:list-item>
          <text:p text:style-name="P16"><text:span text:style-name="T17">Crea una virtualització d'un client Ubuntu Desktop a partir de la ISO que puguin connectar amb el servidor creat anteriorment. Aquesta màquina haurà de tindre unes característiques adients segons els coneixements que hauria de tindre un alumne de 2</text:span><text:span text:style-name="T40">on</text:span><text:span text:style-name="T1"> de SMX. (</text:span><text:span text:style-name="T44">3</text:span><text:span text:style-name="T5"> punt</text:span><text:span text:style-name="T1">)</text:span></text:p>
        </text:list-item>
        <text:list-item>
          <text:p text:style-name="P17"><text:span text:style-name="T32">Comproveu la connexió i compartiu una carpeta en el servidor amb algun fitxer en el seu interior. </text:span><text:span text:style-name="T37">Documenta els passos</text:span><text:span text:style-name="T32"> que es realitzen per a la connexió del client amb el servidor i la descàrrega del/s fitxer/s. Recolza la documentació amb captures de pantalla de la instal·lació. </text:span><text:span text:style-name="T36">(</text:span><text:span text:style-name="T39">3,5 </text:span><text:span text:style-name="T36">punts)</text:span></text:p>
          <text:p text:style-name="P19"><text:span text:style-name="T36">r</text:span><text:span text:style-name="T35">ecurs: </text:span><text:a xlink:type="simple" xlink:href="https://www.techrepublic.com/article/how-to-create-a-passwordless-guest-share-in-samba/" text:style-name="Internet_20_link" text:visited-style-name="Visited_20_Internet_20_Link"><text:span text:style-name="T35">https://www.techrepublic.com/article/how-to-create-a-passwordless-guest-share-in-samba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 Typewriter" svg:font-family="'Lucida Sans Typewriter'" style:font-adornments="Normal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left="0.4cm" fo:margin-right="0cm" fo:margin-top="0.101cm" fo:margin-bottom="0.101cm" style:contextual-spacing="false" fo:text-indent="0cm" style:auto-text-indent="false" style:page-number="auto" style:shadow="non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auto-update="true" style:default-outline-level="1" style:class="text" style:master-page-name="">
      <loext:graphic-properties draw:fill="solid" draw:fill-color="#e6e6e6" draw:opacity="100%"/>
      <style:paragraph-properties fo:margin-top="0.499cm" fo:margin-bottom="0.3cm" style:contextual-spacing="false" style:page-number="auto" fo:background-color="#e6e6e6" fo:padding="0.049cm" fo:border-left="none" fo:border-right="none" fo:border-top="0.06pt solid #000000" fo:border-bottom="0.06pt solid #000000" style:shadow="none">
        <style:tab-stops/>
      </style:paragraph-properties>
      <style:text-properties fo:color="#666666" loext:opacity="100%" style:font-name="Arial1" fo:font-family="Arial" style:font-style-name="Negrita" style:font-family-generic="swiss" style:font-pitch="variable" fo:font-size="16pt" fo:font-weight="bold" style:font-name-asian="Arial Unicode MS" style:font-family-asian="'Arial Unicode MS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fo:padding="0cm" fo:border-left="none" fo:border-right="none" fo:border-top="none" fo:border-bottom="0.06pt solid #000000" style:shadow="none">
        <style:tab-stops/>
      </style:paragraph-properties>
      <style:text-properties fo:color="#666666" loext:opacity="100%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  <style:text-properties fo:font-size="8pt" fo:font-style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er" style:class="index">
      <style:paragraph-properties fo:margin-left="3cm" fo:margin-right="0cm" fo:margin-top="0.3cm" fo:margin-bottom="0.499cm" style:contextual-spacing="false" style:line-height-at-leas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indent="0cm" style:auto-text-indent="false" style:page-number="auto" fo:padding="0cm" fo:border="none" style:shadow="non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font-weight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6e6e6" draw:opacity="100%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#e6e6e6" fo:padding="0cm" fo:border="none" style:shadow="#808080 0.049cm 0.049cm">
        <style:tab-stops/>
      </style:paragraph-properties>
      <style:text-properties style:font-name="Lucida Sans Typewriter" fo:font-family="'Lucida Sans Typewriter'" style:font-style-name="Normal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1.499cm" fo:margin-right="1cm" fo:text-indent="0cm" style:auto-text-indent="false" fo:padding="0cm" fo:border="none" style:shadow="non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style:shadow="none">
        <style:tab-stops/>
      </style:paragraph-properties>
      <style:text-properties fo:color="#666666" loext:opacity="100%" fo:font-size="12pt" fo:font-weight="bold" style:font-size-asian="14pt" style:font-weight-asian="bold" style:font-size-complex="14pt" style:font-weight-complex="bold"/>
    </style:style>
    <style:style style:name="taula" style:family="paragraph" style:parent-style-name="Table_20_Contents" style:class="text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1pt" style:font-weight-asian="bold" style:font-size-complex="11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exercici" style:family="paragraph" style:parent-style-name="Standard">
      <style:text-properties style:font-name="Courier New" fo:font-family="'Courier New'" style:font-family-generic="modern" style:font-pitch="fixed" fo:font-size="11pt" style:font-size-asian="11pt" style:font-size-complex="11pt"/>
    </style:style>
    <style:style style:name="Contents_20_3" style:display-name="Contents 3" style:family="paragraph" style:parent-style-name="Index" style:class="index">
      <style:paragraph-properties fo:margin-left="2cm" fo:margin-right="1cm" fo:text-indent="0cm" style:auto-text-indent="false" style:shadow="non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Table" style:family="paragraph" style:parent-style-name="Caption" style:class="extra"/>
    <style:style style:name="aEncapçalament2" style:family="paragraph" style:parent-style-name="Heading_20_2" style:default-outline-level="2" style:list-style-name="">
      <style:paragraph-properties text:number-lines="true" text:line-number="1"/>
    </style:style>
    <style:style style:name="aEncapçalament1" style:family="paragraph" style:parent-style-name="Heading_20_1" style:default-outline-level="1" style:list-style-name=""/>
    <style:style style:name="aEncapçalament3" style:family="paragraph" style:parent-style-name="Heading_20_3" style:default-outline-level="3" style:list-style-name=""/>
    <style:style style:name="aCosDeText" style:family="paragraph" style:parent-style-name="Text_20_body"/>
    <style:style style:name="aEnunciat" style:family="paragraph" style:parent-style-name="aCosDeText" style:default-outline-level="" style:list-style-name="aNumeracioEnunciats" style:master-page-name="">
      <style:paragraph-properties style:page-number="auto" text:number-lines="true" text:line-number="0">
        <style:tab-stops/>
      </style:paragraph-properties>
      <style:text-properties fo:color="#000000" loext:opacity="100%" fo:font-weight="normal"/>
    </style:style>
    <style:style style:name="aTaula" style:family="paragraph" style:parent-style-name="Table_20_Contents" style:class="text">
      <style:paragraph-properties fo:text-align="center" style:justify-single-word="false"/>
      <style:text-properties style:font-name="Arial" fo:font-family="Arial" style:font-family-generic="swiss" style:font-pitch="variable" fo:font-size="10pt" fo:font-weight="bold" style:font-size-asian="11pt" style:font-weight-asian="bold" style:font-size-complex="11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aption_20_characters" style:display-name="Caption characters" style:family="text"/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0z0" style:family="text">
      <style:text-properties style:font-name="Wingdings" fo:font-family="Wingdings" style:font-pitch="variable" style:font-charset="x-symbol"/>
    </style:style>
    <style:style style:name="Bullet_20_Symbols_20__28_user_29_" style:display-name="Bullet Symbols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fffff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3cm" fo:margin-right="0.3cm" fo:margin-top="0.3cm" fo:margin-bottom="0.3cm" style:wrap="none" style:vertical-pos="top" style:vertical-rel="paragraph-content" style:horizontal-pos="center" style:horizontal-rel="paragraph-content" fo:background-color="transparent" draw:fill="none" draw:fill-color="#ffffff" fo:padding="0.25cm" fo:border="0.51pt solid #c0c0c0" style:shadow="#808080 0.049cm 0.049cm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="none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Caption_20_characters" loext:num-list-format="%1%" text:bullet-char="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Caption_20_characters" loext:num-list-format="%2%" text:bullet-char="▫">
        <style:list-level-properties text:list-level-position-and-space-mode="label-alignment">
          <style:list-level-label-alignment text:label-followed-by="space" fo:text-indent="-0.6cm" fo:margin-left="1.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aption_20_characters" loext:num-list-format="%3%" text:bullet-char="-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aption_20_characters" loext:num-list-format="%4%" text:bullet-char="">
        <style:list-level-properties text:list-level-position-and-space-mode="label-alignment">
          <style:list-level-label-alignment text:label-followed-by="space" fo:text-indent="-1.401cm" fo:margin-left="1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Caption_20_characters" loext:num-list-format="%5%" text:bullet-char="">
        <style:list-level-properties text:list-level-position-and-space-mode="label-alignment">
          <style:list-level-label-alignment text:label-followed-by="space" fo:text-indent="-1.801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aption_20_characters" loext:num-list-format="%6%" text:bullet-char="">
        <style:list-level-properties text:list-level-position-and-space-mode="label-alignment">
          <style:list-level-label-alignment text:label-followed-by="space" fo:text-indent="-2.201cm" fo:margin-left="2.4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aption_20_characters" loext:num-list-format="%7%" text:bullet-char="">
        <style:list-level-properties text:list-level-position-and-space-mode="label-alignment">
          <style:list-level-label-alignment text:label-followed-by="space" fo:text-indent="-2.6cm" fo:margin-left="2.7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Caption_20_characters" loext:num-list-format="%8%" text:bullet-char="">
        <style:list-level-properties text:list-level-position-and-space-mode="label-alignment">
          <style:list-level-label-alignment text:label-followed-by="space" fo:text-indent="-3cm" fo:margin-left="3.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aption_20_characters" loext:num-list-format="%9%" text:bullet-char="">
        <style:list-level-properties text:list-level-position-and-space-mode="label-alignment">
          <style:list-level-label-alignment text:label-followed-by="space" fo:text-indent="-3.401cm" fo:margin-left="3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10" text:style-name="Caption_20_characters" loext:num-list-format="%10%" text:bullet-char="">
        <style:list-level-properties text:list-level-position-and-space-mode="label-alignment">
          <style:list-level-label-alignment text:label-followed-by="space" fo:text-indent="-3.801cm" fo:margin-left="4.001cm"/>
        </style:list-level-properties>
        <style:text-properties fo:font-family="OpenSymbol" style:font-style-name="Regular" style:font-pitch="variable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10" text:consecutive-numbering="true">
      <text:list-level-style-image text:level="1" xlink:href="Pictures/100000010000000A0000000A84ADB776AB977FF1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0010000000A0000000A84ADB776AB977FF1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A0000000A84ADB776AB977FF1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A0000000A84ADB776AB977FF1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A0000000A84ADB776AB977FF1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A0000000A84ADB776AB977FF1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A0000000A84ADB776AB977FF1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A0000000A84ADB776AB977FF1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A0000000A84ADB776AB977FF1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A0000000A84ADB776AB977FF1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8Num2" text:consecutive-numbering="true">
      <text:list-level-style-bullet text:level="1" loext:num-list-format="%1%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Llista">
      <text:list-level-style-bullet text:level="1" text:style-name="Caption_20_characters" loext:num-list-format="%1%" text:bullet-char="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Caption_20_characters" loext:num-list-format="%2%" text:bullet-char="▫">
        <style:list-level-properties text:list-level-position-and-space-mode="label-alignment">
          <style:list-level-label-alignment text:label-followed-by="space" fo:text-indent="-0.6cm" fo:margin-left="1.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aption_20_characters" loext:num-list-format="%3%" text:bullet-char="-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aption_20_characters" loext:num-list-format="%4%" text:bullet-char="">
        <style:list-level-properties text:list-level-position-and-space-mode="label-alignment">
          <style:list-level-label-alignment text:label-followed-by="space" fo:text-indent="-1.401cm" fo:margin-left="1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Caption_20_characters" loext:num-list-format="%5%" text:bullet-char="">
        <style:list-level-properties text:list-level-position-and-space-mode="label-alignment">
          <style:list-level-label-alignment text:label-followed-by="space" fo:text-indent="-1.801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aption_20_characters" loext:num-list-format="%6%" text:bullet-char="">
        <style:list-level-properties text:list-level-position-and-space-mode="label-alignment">
          <style:list-level-label-alignment text:label-followed-by="space" fo:text-indent="-2.201cm" fo:margin-left="2.4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aption_20_characters" loext:num-list-format="%7%" text:bullet-char="">
        <style:list-level-properties text:list-level-position-and-space-mode="label-alignment">
          <style:list-level-label-alignment text:label-followed-by="space" fo:text-indent="-2.6cm" fo:margin-left="2.7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Caption_20_characters" loext:num-list-format="%8%" text:bullet-char="">
        <style:list-level-properties text:list-level-position-and-space-mode="label-alignment">
          <style:list-level-label-alignment text:label-followed-by="space" fo:text-indent="-3cm" fo:margin-left="3.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aption_20_characters" loext:num-list-format="%9%" text:bullet-char="">
        <style:list-level-properties text:list-level-position-and-space-mode="label-alignment">
          <style:list-level-label-alignment text:label-followed-by="space" fo:text-indent="-3.401cm" fo:margin-left="3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10" text:style-name="Caption_20_characters" loext:num-list-format="%10%" text:bullet-char="">
        <style:list-level-properties text:list-level-position-and-space-mode="label-alignment">
          <style:list-level-label-alignment text:label-followed-by="space" fo:text-indent="-3.801cm" fo:margin-left="4.001cm"/>
        </style:list-level-properties>
        <style:text-properties fo:font-family="OpenSymbol" style:font-style-name="Regular" style:font-pitch="variable" style:font-charset="x-symbol"/>
      </text:list-level-style-bullet>
    </text:list-style>
    <text:list-style style:name="aNumeracioEnunciat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MT1" style:family="text">
      <style:text-properties officeooo:rsid="00319558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.739cm" fo:margin-left="2.499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àfics1" text:anchor-type="paragraph" svg:x="-0.94cm" svg:y="-0.101cm" svg:width="0.94cm" svg:height="1.02cm" draw:z-index="0"><draw:image xlink:href="Pictures/1000000000000112000001292A318CB7787EDA56.jpg" xlink:type="simple" xlink:show="embed" xlink:actuate="onLoad" draw:mime-type="image/jpeg"/></draw:frame>Generalitat de Catalunya.</text:p>
        <text:p text:style-name="MP1">Departament d'Educació.</text:p>
        <text:p text:style-name="MP1">I<text:span text:style-name="MT1">ns</text:span>. Provençana – <text:span text:style-name="MT1">L’H de Llobre</text:span></text:p>
      </style:header>
      <style:header-left>
        <text:p text:style-name="MP1"/>
      </style:header-left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9-14T03:14:18</meta:creation-date>
    <meta:editing-duration>P2DT22H37M22S</meta:editing-duration>
    <meta:editing-cycles>108</meta:editing-cycles>
    <meta:generator>LibreOffice/7.6.2.1$Linux_X86_64 LibreOffice_project/60$Build-1</meta:generator>
    <meta:initial-creator>Joan Muñoz</meta:initial-creator>
    <dc:date>2023-11-22T08:09:39.873168430</dc:date>
    <meta:printed-by>Joan Muñoz</meta:printed-by>
    <meta:print-date>2009-09-30T07:59:27</meta:print-date>
    <dc:title>Apunts UD1: Introducció als sistemes informàtics</dc:title>
    <meta:keyword>Apunts ASI C3 UD1</meta:keyword>
    <meta:document-statistic meta:table-count="1" meta:image-count="1" meta:object-count="0" meta:page-count="1" meta:paragraph-count="22" meta:word-count="332" meta:character-count="2309" meta:non-whitespace-character-count="1992"/>
  </office:meta>
</office:document-meta>
</file>